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none" fo:border-right="none" fo:border-top="none" fo:border-bottom="0.018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63180072">
          <text:insertion>
            <office:change-info>
              <dc:creator>Gauthier Bastien</dc:creator>
              <dc:date>2012-02-17T12:57:00</dc:date>
            </office:change-info>
          </text:insertion>
        </text:changed-region>
        <text:changed-region text:id="ct163179840">
          <text:insertion>
            <office:change-info>
              <dc:creator>Gauthier Bastien</dc:creator>
              <dc:date>2012-02-17T12:57:00</dc:date>
            </office:change-info>
          </text:insertion>
        </text:changed-region>
        <text:changed-region text:id="ct163180328">
          <text:insertion>
            <office:change-info>
              <dc:creator>Gauthier Bastien</dc:creator>
              <dc:date>2012-02-17T12:56:00</dc:date>
            </office:change-info>
          </text:insertion>
        </text:changed-region>
        <text:changed-region text:id="ct16325143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63252344">
          <text:insertion>
            <office:change-info>
              <dc:creator>Gauthier Bastien</dc:creator>
              <dc:date>2012-02-17T11:1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. COMMISSION DES FINANCES, DU DEVELOPPEMENT ECONOMIQUE ET DU PATRIMOINE</text:p>
      <text:p text:style-name="P2">(<text:change-start text:change-id="ct163180072"/>self.utranslate("weekday_%s" % self.getPreMeetingDate_5().aDay().lower(), domain="plonelocales")<text:change-end text:change-id="ct163180072"/> <text:change-start text:change-id="ct163179840"/>tool.formatDate(self.getPreMeetingDate_5(), withHour=True)<text:change-end text:change-id="ct163179840"/>, <text:change-start text:change-id="ct163180328"/>self.getPreMeetingPlace_5()<text:change-end text:change-id="ct163180328"/>)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<text:span text:style-name="T1"><office:annotation><dc:creator>Gauthier Bastien</dc:creator><dc:date>2012-02-14T16:41:11</dc:date><text:p text:style-name="P5"><text:span text:style-name="T2">do row for item in self.adapted().getPrintableItems(itemUids, categories=['commission-finances-et-patrimoine',], renumber=True)</text:span></text:p></office:annotation></text:span><text:change-start text:change-id="ct163251432"/><text:span text:style-name="T1">item[0]</text:span><text:change-end text:change-id="ct163251432"/><text:span text:style-name="T1">. </text:span><text:change-start text:change-id="ct163252344"/><text:span text:style-name="T1">item[1].Title()</text:span><text:change-end text:change-id="ct163252344"/></text:p>
            <text:p text:style-name="Standard"/>
            <text:p text:style-name="Standard"><office:annotation><dc:creator>Gauthier Bastien</dc:creator><dc:date>2012-02-15T15:26:52</dc:date><text:p text:style-name="P6"><text:span text:style-name="T2">do text</text:span></text:p><text:p text:style-name="P6"><text:span text:style-name="T2">from xhtml(item[1].Description())</text:span></text:p></office:annotation>Note explicative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4-06T15:40:26</dc:date>
    <dc:creator>Gauthier Bastien</dc:creator>
    <meta:editing-duration>PT03H24M31S</meta:editing-duration>
    <meta:editing-cycles>50</meta:editing-cycles>
    <meta:generator>OpenOffice.org/3.1$Linux OpenOffice.org_project/310m19$Build-9420</meta:generator>
    <meta:document-statistic meta:table-count="1" meta:image-count="0" meta:object-count="0" meta:page-count="1" meta:paragraph-count="5" meta:word-count="21" meta:character-count="301"/>
  </office:meta>
</office:document-meta>
</file>